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6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>
            <text:p>Aufgabe</text:p>
          </table:table-cell>
          <table:table-cell table:style-name="Default" office:value-type="string">
            <text:p>Anfang</text:p>
          </table:table-cell>
          <table:table-cell table:style-name="Default" office:value-type="string">
            <text:p>Dauer</text:p>
          </table:table-cell>
          <table:table-cell>
            <draw:frame table:end-cell-address="Tabelle1.K20" table:end-x="0.293cm" table:end-y="0.345cm" draw:z-index="0" draw:style-name="gr1" draw:text-style-name="P1" svg:width="15.999cm" svg:height="8.999cm" svg:x="0.101cm" svg:y="0.1cm">
              <draw:object draw:notify-on-update-of-ranges="Tabelle1.A1:Tabelle1.A1 Tabelle1.A2:Tabelle1.A12 Tabelle1.B1:Tabelle1.B1 Tabelle1.B2:Tabelle1.B12 Tabelle1.C1:Tabelle1.C1 Tabelle1.C2:Tabelle1.C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GUI -Algorithmenauswahl</text:p>
          </table:table-cell>
          <table:table-cell office:value-type="date" office:date-value="2016-01-20">
            <text:p>20.01.16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Settings</text:p>
          </table:table-cell>
          <table:table-cell office:value-type="date" office:date-value="2016-01-20">
            <text:p>20.01.16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GUI-Menüs</text:p>
          </table:table-cell>
          <table:table-cell office:value-type="date" office:date-value="2016-01-20">
            <text:p>20.01.16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Logger</text:p>
          </table:table-cell>
          <table:table-cell office:value-type="date" office:date-value="2016-01-20">
            <text:p>20.01.16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IO</text:p>
          </table:table-cell>
          <table:table-cell office:value-type="date" office:date-value="2016-01-20">
            <text:p>20.01.16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GUI -Algorithmeneinstellungen</text:p>
          </table:table-cell>
          <table:table-cell office:value-type="date" office:date-value="2016-01-27">
            <text:p>27.01.1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GUI – Vorschau</text:p>
          </table:table-cell>
          <table:table-cell office:value-type="date" office:date-value="2016-01-27">
            <text:p>27.01.16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GUI – Logger</text:p>
          </table:table-cell>
          <table:table-cell office:value-type="date" office:date-value="2016-02-03">
            <text:p>03.02.16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string">
            <text:p>GUI – ImagePreview</text:p>
          </table:table-cell>
          <table:table-cell office:value-type="date" office:date-value="2016-02-03">
            <text:p>03.02.16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string">
            <text:p>Workflow - Plugin</text:p>
          </table:table-cell>
          <table:table-cell office:value-type="date" office:date-value="2016-01-20">
            <text:p>20.01.16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string">
            <text:p>Workflow – Workflow</text:p>
          </table:table-cell>
          <table:table-cell office:value-type="date" office:date-value="2016-02-02">
            <text:p>02.02.16</text:p>
          </table:table-cell>
          <table:table-cell office:value-type="float" office:value="12">
            <text:p>12</text:p>
          </table:table-cell>
          <table:table-cell/>
        </table:table-row>
        <table:table-row table:style-name="ro2" table:number-rows-repeated="5">
          <table:table-cell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2"/>
          <table:table-cell table:style-name="ce1"/>
          <table:table-cell/>
        </table:table-row>
        <table:table-row table:style-name="ro2" table:number-rows-repeated="2">
          <table:table-cell/>
          <table:table-cell table:style-name="Default" table:number-columns-repeated="2"/>
          <table:table-cell/>
        </table:table-row>
        <table:table-row table:style-name="ro2" table:number-rows-repeated="4">
          <table:table-cell table:number-columns-repeated="2"/>
          <table:table-cell table:style-name="ce1"/>
          <table:table-cell/>
        </table:table-row>
        <table:table-row table:style-name="ro2">
          <table:table-cell table:number-columns-repeated="2"/>
          <table:table-cell table:style-name="ce1"/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21.01.2016</text:date>, <text:time>15:50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5:03:00.03</meta:creation-date>
    <dc:date>2016-01-21T15:50:19.66</dc:date>
    <meta:editing-duration>PT47M13S</meta:editing-duration>
    <meta:editing-cycles>13</meta:editing-cycles>
    <meta:generator>OpenOffice/4.1.1$Win32 OpenOffice.org_project/411m6$Build-9775</meta:generator>
    <meta:document-statistic meta:table-count="3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0">
      <style:chart-properties chart:display-label="true" chart:logarithmic="false" chart:minimum="42388" chart:maximum="4241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0"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3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abelle1.A1:Tabelle1.C12" chart:data-source-has-labels="both" svg:x="0.77cm" svg:y="0.855cm" svg:width="14.59cm" svg:height="7.545cm">
          <chartooo:coordinate-region svg:x="5.651cm" svg:y="1.53cm" svg:width="9.402cm" svg:height="6.87cm"/>
          <chart:axis chart:dimension="x" chart:name="primary-x" chart:style-name="ch3" chartooo:axis-type="auto">
            <chartooo:date-scale/>
            <chart:categories table:cell-range-address="Tabelle1.A2:Tabelle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B12" chart:label-cell-address="Tabelle1.B1:Tabelle1.B1" chart:class="chart:bar">
            <chart:data-point chart:repeated="11"/>
          </chart:series>
          <chart:series chart:style-name="ch7" chart:values-cell-range-address="Tabelle1.C2:Tabelle1.C12" chart:label-cell-address="Tabelle1.C1:Tabelle1.C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fang</text:p>
                <draw:g>
                  <svg:desc>Tabelle1.B1:Tabelle1.B1</svg:desc>
                </draw:g>
              </table:table-cell>
              <table:table-cell office:value-type="string">
                <text:p>Dauer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UI -Algorithmenauswahl</text:p>
                <draw:g>
                  <svg:desc>Tabelle1.A2:Tabelle1.A12</svg:desc>
                </draw:g>
              </table:table-cell>
              <table:table-cell office:value-type="float" office:value="42389">
                <text:p>42389</text:p>
                <draw:g>
                  <svg:desc>Tabelle1.B2:Tabelle1.B12</svg:desc>
                </draw:g>
              </table:table-cell>
              <table:table-cell office:value-type="float" office:value="7">
                <text:p>7</text:p>
                <draw:g>
                  <svg:desc>Tabelle1.C2:Tabelle1.C12</svg:desc>
                </draw:g>
              </table:table-cell>
            </table:table-row>
            <table:table-row>
              <table:table-cell office:value-type="string">
                <text:p>Settings</text:p>
              </table:table-cell>
              <table:table-cell office:value-type="float" office:value="42389">
                <text:p>423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GUI-Menüs</text:p>
              </table:table-cell>
              <table:table-cell office:value-type="float" office:value="42389">
                <text:p>423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ogger</text:p>
              </table:table-cell>
              <table:table-cell office:value-type="float" office:value="42389">
                <text:p>423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IO</text:p>
              </table:table-cell>
              <table:table-cell office:value-type="float" office:value="42389">
                <text:p>423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GUI -Algorithmeneinstellungen</text:p>
              </table:table-cell>
              <table:table-cell office:value-type="float" office:value="42396">
                <text:p>423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GUI – Vorschau</text:p>
              </table:table-cell>
              <table:table-cell office:value-type="float" office:value="42396">
                <text:p>423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GUI – Logger</text:p>
              </table:table-cell>
              <table:table-cell office:value-type="float" office:value="42403">
                <text:p>424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GUI – ImagePreview</text:p>
              </table:table-cell>
              <table:table-cell office:value-type="float" office:value="42403">
                <text:p>424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Workflow - Plugin</text:p>
              </table:table-cell>
              <table:table-cell office:value-type="float" office:value="42389">
                <text:p>423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Workflow – Workflow</text:p>
              </table:table-cell>
              <table:table-cell office:value-type="float" office:value="42402">
                <text:p>4240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